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aphik Web" svg:font-family="'Graphik Web', HelveticaNeueBold, HelveticaNeue-Bold, 'Helvetica Neue Bold', HelveticaBold, Helvetica-Bold, 'Helvetica Bold', HelveticaNeue, 'Helvetica Neue', Helvetica, Arial, sans-serif"/>
    <style:font-face style:name="Helvetica" svg:font-family="Helvetica, Arial, sans-serif"/>
    <style:font-face style:name="LiberationSerif" svg:font-family="LiberationSerif"/>
    <style:font-face style:name="Lohit Devanagari1" svg:font-family="'Lohit Devanagari'"/>
    <style:font-face style:name="Quicksand" svg:font-family="Quicksand"/>
    <style:font-face style:name="Source Sans Pro" svg:font-family="'Source Sans Pro', arial, sans-serif"/>
    <style:font-face style:name="sans-serif" svg:font-family="sans-serif"/>
    <style:font-face style:name="times new roman" svg:font-family="'times new roman', 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075496" officeooo:paragraph-rsid="00132ba0" style:font-size-asian="12pt" style:font-weight-asian="bold" style:font-size-complex="12pt" style:font-weight-complex="bold"/>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d8756"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901dd" style:font-size-asian="12pt" style:font-size-complex="12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96d99" style:font-size-asian="12pt" style:font-size-complex="12pt"/>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1cb371" style:font-size-asian="12pt" style:font-size-complex="12pt"/>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248e88"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6e6e6e" style:font-name="Helvetica" fo:font-size="12.75pt" fo:letter-spacing="normal" fo:font-style="normal" fo:font-weight="normal" officeooo:rsid="00075496" officeooo:paragraph-rsid="00232ad0" style:font-size-asian="10.5pt" style:font-weight-asian="bold" style:font-size-complex="10.5pt" style:font-weight-complex="bold"/>
    </style:style>
    <style:style style:name="P9" style:family="paragraph" style:parent-style-name="Standard">
      <style:paragraph-properties fo:margin-left="0in" fo:margin-right="0in" fo:orphans="2" fo:widows="2" fo:text-indent="0in" style:auto-text-indent="false"/>
      <style:text-properties officeooo:paragraph-rsid="00232ad0"/>
    </style:style>
    <style:style style:name="P10" style:family="paragraph" style:parent-style-name="Standard">
      <style:paragraph-properties fo:margin-left="0in" fo:margin-right="0in" fo:orphans="2" fo:widows="2" fo:text-indent="0in" style:auto-text-indent="false"/>
      <style:text-properties officeooo:paragraph-rsid="0023a742"/>
    </style:style>
    <style:style style:name="P11" style:family="paragraph" style:parent-style-name="Standard">
      <style:paragraph-properties fo:margin-left="0in" fo:margin-right="0in" fo:orphans="2" fo:widows="2" fo:text-indent="0in" style:auto-text-indent="false"/>
      <style:text-properties officeooo:paragraph-rsid="0024082c"/>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d5407" style:font-size-asian="10.5pt" style:font-weight-asian="bold" style:font-size-complex="10.5pt" style:font-weight-complex="bold"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ecaa9" style:font-size-asian="10.5pt" style:font-weight-asian="bold" style:font-size-complex="10.5pt" style:font-weight-complex="bold" loext:padding="0in" loext:border="none"/>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fb99b" style:font-size-asian="10.5pt" style:font-weight-asian="bold" style:font-size-complex="10.5pt" style:font-weight-complex="bold" loext:padding="0in" loext:border="none"/>
    </style:style>
    <style:style style:name="P15"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6e6e6e" style:font-name="Helvetica" fo:font-size="12.75pt" fo:letter-spacing="normal" fo:font-style="normal" fo:font-weight="normal" officeooo:paragraph-rsid="0021ae0d"/>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bold" officeooo:paragraph-rsid="0014eb4d" style:font-size-asian="10.5pt" style:font-size-complex="10.5pt"/>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0b52b5" style:font-size-asian="10.5pt" style:font-weight-asian="bold" style:font-size-complex="10.5pt" style:font-weight-complex="bold"/>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0fb99b" style:font-size-asian="10.5pt" style:font-weight-asian="bold" style:font-size-complex="10.5pt" style:font-weight-complex="bold"/>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75496" officeooo:paragraph-rsid="00116606" style:font-size-asian="10.5pt" style:font-weight-asian="bold" style:font-size-complex="10.5pt" style:font-weight-complex="bold"/>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1.25pt" fo:letter-spacing="normal" fo:font-style="normal" fo:font-weight="normal" officeooo:rsid="000ecaa9" officeooo:paragraph-rsid="000ecaa9" style:font-size-asian="10.5pt" style:font-weight-asian="bold" style:font-size-complex="10.5pt" style:font-weight-complex="bold"/>
    </style:style>
    <style:style style:name="P21" style:family="paragraph" style:parent-style-name="Text_20_body">
      <style:paragraph-properties fo:margin-left="0in" fo:margin-right="0in" fo:orphans="2" fo:widows="2" fo:text-indent="0in" style:auto-text-indent="false"/>
      <style:text-properties fo:font-variant="normal" fo:text-transform="none" fo:color="#6e6e6e" style:font-name="Helvetica" fo:font-size="12.75pt" fo:letter-spacing="normal" fo:font-style="normal" fo:font-weight="normal" officeooo:rsid="00075496" officeooo:paragraph-rsid="001ffc87" style:font-size-asian="10.5pt" style:font-weight-asian="bold" style:font-size-complex="10.5pt" style:font-weight-complex="bold"/>
    </style:style>
    <style:style style:name="P22" style:family="paragraph" style:parent-style-name="Text_20_body">
      <style:paragraph-properties fo:margin-left="0in" fo:margin-right="0in" fo:orphans="2" fo:widows="2" fo:text-indent="0in" style:auto-text-indent="false"/>
      <style:text-properties officeooo:paragraph-rsid="000ae430"/>
    </style:style>
    <style:style style:name="P23" style:family="paragraph" style:parent-style-name="Text_20_body">
      <style:paragraph-properties fo:margin-left="0in" fo:margin-right="0in" fo:orphans="2" fo:widows="2" fo:text-indent="0in" style:auto-text-indent="false"/>
      <style:text-properties style:font-name="Liberation Serif" officeooo:paragraph-rsid="000b52b5"/>
    </style:style>
    <style:style style:name="P24" style:family="paragraph" style:parent-style-name="Text_20_body">
      <style:paragraph-properties fo:margin-left="0in" fo:margin-right="0in" fo:orphans="2" fo:widows="2" fo:text-indent="0in" style:auto-text-indent="false"/>
      <style:text-properties style:font-name="Liberation Serif" officeooo:paragraph-rsid="00132ba0"/>
    </style:style>
    <style:style style:name="P25"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090313" style:font-size-asian="10.5pt" style:font-weight-asian="bold" style:font-size-complex="10.5pt" style:font-weight-complex="bold" loext:padding="0in" loext:border="none"/>
    </style:style>
    <style:style style:name="P26"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0ecaa9" style:font-size-asian="10.5pt" style:font-weight-asian="bold" style:font-size-complex="10.5pt" style:font-weight-complex="bold" loext:padding="0in" loext:border="none"/>
    </style:style>
    <style:style style:name="P27"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0b52b5" style:font-size-asian="10.5pt" style:font-weight-asian="bold" style:font-size-complex="10.5pt" style:font-weight-complex="bold" loext:padding="0in" loext:border="none"/>
    </style:style>
    <style:style style:name="P28"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0fb99b" style:font-size-asian="10.5pt" style:font-weight-asian="bold" style:font-size-complex="10.5pt" style:font-weight-complex="bold" loext:padding="0in" loext:border="none"/>
    </style:style>
    <style:style style:name="P29"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14eb4d" style:font-size-asian="10.5pt" style:font-weight-asian="bold" style:font-size-complex="10.5pt" style:font-weight-complex="bold" loext:padding="0in" loext:border="none"/>
    </style:style>
    <style:style style:name="P30"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75496" officeooo:paragraph-rsid="0024082c" style:font-size-asian="10.5pt" style:font-weight-asian="bold" style:font-size-complex="10.5pt" style:font-weight-complex="bold" loext:padding="0in" loext:border="none"/>
    </style:style>
    <style:style style:name="P31" style:family="paragraph" style:parent-style-name="Text_20_body">
      <style:paragraph-properties fo:margin-left="0in" fo:margin-right="0in" fo:orphans="2" fo:widows="2" fo:text-indent="0in" style:auto-text-indent="false"/>
      <style:text-properties fo:font-variant="normal" fo:text-transform="none" fo:color="#101010" style:font-name="Liberation Serif" fo:font-size="12pt" fo:letter-spacing="normal" fo:font-style="normal" fo:font-weight="normal" officeooo:rsid="000fb99b" officeooo:paragraph-rsid="000fb99b" style:font-size-asian="10.5pt" style:font-weight-asian="bold" style:font-size-complex="10.5pt" style:font-weight-complex="bold" loext:padding="0in" loext:border="none"/>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1cb371"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style:text-line-through-style="none" style:text-line-through-type="none" style:font-name="Graphik Web" fo:font-size="12pt" fo:letter-spacing="normal" fo:font-style="normal" style:text-underline-style="none" fo:font-weight="normal" officeooo:rsid="00075496" officeooo:paragraph-rsid="0014eb4d" style:text-blinking="false" style:font-size-asian="10.5pt" style:font-weight-asian="bold" style:font-size-complex="10.5pt" style:font-weight-complex="bold" loext:padding="0in" loext:border="none"/>
    </style:style>
    <style:style style:name="P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01010" style:font-name="Liberation Serif" fo:font-size="12pt" fo:letter-spacing="normal" fo:font-style="normal" fo:font-weight="normal" officeooo:rsid="00075496" officeooo:paragraph-rsid="000ecaa9" style:font-size-asian="10.5pt" style:font-weight-asian="bold" style:font-size-complex="10.5pt" style:font-weight-complex="bold" loext:padding="0in" loext:border="none"/>
    </style:style>
    <style:style style:name="P35"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36"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0.5pt" fo:letter-spacing="normal" fo:font-style="normal" fo:font-weight="bold" officeooo:rsid="00075496" officeooo:paragraph-rsid="00075496" style:font-size-asian="10.5pt" style:font-weight-asian="bold" style:font-size-complex="10.5pt" style:font-weight-complex="bold"/>
    </style:style>
    <style:style style:name="P37"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0.5pt" fo:letter-spacing="normal" fo:font-style="normal" fo:font-weight="normal" officeooo:paragraph-rsid="00132ba0"/>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0.5pt" fo:letter-spacing="normal" fo:font-style="normal" fo:font-weight="normal" officeooo:paragraph-rsid="0014eb4d"/>
    </style:style>
    <style:style style:name="P39"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075496" officeooo:paragraph-rsid="00132ba0" style:font-size-asian="12pt" style:font-weight-asian="bold" style:font-size-complex="12pt" style:font-weight-complex="bold"/>
    </style:style>
    <style:style style:name="P40"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1901dd" style:font-size-asian="12pt" style:font-size-complex="12pt"/>
    </style:style>
    <style:style style:name="P41"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14eb4d" style:font-size-asian="12pt" style:font-size-complex="12pt"/>
    </style:style>
    <style:style style:name="P42"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1cb371" style:font-size-asian="12pt" style:font-size-complex="12pt"/>
    </style:style>
    <style:style style:name="P43" style:family="paragraph" style:parent-style-name="Standard">
      <style:paragraph-properties fo:margin-left="0in" fo:margin-right="0in" fo:orphans="2" fo:widows="2" fo:text-indent="0in" style:auto-text-indent="false"/>
      <style:text-properties fo:font-variant="normal" fo:text-transform="none" fo:color="#000000" style:font-name="Abyssinica SIL" fo:font-size="15pt" fo:letter-spacing="normal" fo:font-style="normal" fo:font-weight="normal" officeooo:paragraph-rsid="00232ad0" style:font-size-asian="15pt" style:font-size-complex="15pt" loext:padding="0in" loext:border="none"/>
    </style:style>
    <style:style style:name="P44" style:family="paragraph" style:parent-style-name="Standard">
      <style:paragraph-properties fo:margin-left="0in" fo:margin-right="0in" fo:orphans="2" fo:widows="2" fo:text-indent="0in" style:auto-text-indent="false"/>
      <style:text-properties fo:color="#000000" style:font-name="Abyssinica SIL" fo:font-size="12pt" officeooo:paragraph-rsid="00232ad0" style:font-size-asian="12pt" style:font-size-complex="12pt" loext:padding="0in" loext:border="none"/>
    </style:style>
    <style:style style:name="P45" style:family="paragraph" style:parent-style-name="Standard">
      <style:paragraph-properties fo:margin-left="0in" fo:margin-right="0in" fo:orphans="2" fo:widows="2" fo:text-indent="0in" style:auto-text-indent="false"/>
      <style:text-properties fo:color="#000000" style:font-name="LiberationSerif" fo:font-size="15pt" officeooo:paragraph-rsid="00232ad0" style:font-size-asian="15pt" style:font-size-complex="15pt" loext:padding="0in" loext:border="none"/>
    </style:style>
    <style:style style:name="P46" style:family="paragraph" style:parent-style-name="Standard">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byssinica SIL" fo:font-size="15pt" fo:letter-spacing="normal" fo:font-style="normal" fo:font-weight="normal" officeooo:paragraph-rsid="0021ae0d" style:font-size-asian="15pt" style:font-size-complex="15pt" loext:padding="0in" loext:border="none"/>
    </style:style>
    <style:style style:name="P47" style:family="paragraph" style:parent-style-name="Standard">
      <style:paragraph-properties fo:margin-left="0in" fo:margin-right="0in" fo:margin-top="0in" fo:margin-bottom="0.0972in" loext:contextual-spacing="false" fo:orphans="2" fo:widows="2" fo:text-indent="0in" style:auto-text-indent="false" fo:padding="0in" fo:border="none"/>
      <style:text-properties officeooo:paragraph-rsid="0021ae0d" loext:padding="0in" loext:border="none"/>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2ad0" style:text-blinking="false" style:font-size-asian="12pt" style:font-weight-asian="bold" style:font-size-complex="12pt" style:font-weight-complex="bold" loext:padding="0in" loext:border="none"/>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5496" style:text-blinking="false" style:font-size-asian="12pt" style:font-weight-asian="bold" style:font-size-complex="12pt" style:font-weight-complex="bold" loext:padding="0in" loext:border="non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a742" style:text-blinking="false" style:font-size-asian="12pt" style:font-weight-asian="bold" style:font-size-complex="12pt" style:font-weight-complex="bold" loext:padding="0in" loext:border="none"/>
    </style:style>
    <style:style style:name="T4" style:family="text">
      <style:text-properties fo:font-variant="normal" fo:text-transform="none" fo:color="#000000" style:font-name="Abyssinica SIL" fo:font-size="12pt" fo:letter-spacing="normal" fo:font-style="normal" fo:font-weight="bold" style:font-size-asian="12pt" style:font-size-complex="12pt" loext:padding="0in" loext:border="none"/>
    </style:style>
    <style:style style:name="T5" style:family="text">
      <style:text-properties fo:font-variant="normal" fo:text-transform="none" fo:color="#101010" fo:font-size="12pt" fo:letter-spacing="normal" fo:font-style="normal" fo:font-weight="normal" officeooo:rsid="00075496" style:font-size-asian="10.5pt" style:font-weight-asian="bold" style:font-size-complex="10.5pt" style:font-weight-complex="bold" loext:padding="0in" loext:border="none"/>
    </style:style>
    <style:style style:name="T6" style:family="text">
      <style:text-properties fo:font-variant="normal" fo:text-transform="none" fo:color="#101010" fo:font-size="12pt" fo:letter-spacing="normal" fo:font-style="normal" fo:font-weight="normal" officeooo:rsid="00090313" style:font-size-asian="10.5pt" style:font-weight-asian="bold" style:font-size-complex="10.5pt" style:font-weight-complex="bold" loext:padding="0in" loext:border="none"/>
    </style:style>
    <style:style style:name="T7" style:family="text">
      <style:text-properties fo:font-variant="normal" fo:text-transform="none" fo:color="#101010" fo:font-size="12pt" fo:letter-spacing="normal" fo:font-style="normal" fo:font-weight="normal" officeooo:rsid="000b52b5" style:font-size-asian="10.5pt" style:font-weight-asian="bold" style:font-size-complex="10.5pt" style:font-weight-complex="bold" loext:padding="0in" loext:border="none"/>
    </style:style>
    <style:style style:name="T8" style:family="text">
      <style:text-properties fo:font-variant="normal" fo:text-transform="none" fo:color="#101010" fo:font-size="12pt" fo:letter-spacing="normal" fo:font-style="normal" fo:font-weight="normal" officeooo:rsid="00132ba0" style:font-size-asian="10.5pt" style:font-weight-asian="bold" style:font-size-complex="10.5pt" style:font-weight-complex="bold" loext:padding="0in" loext:border="none"/>
    </style:style>
    <style:style style:name="T9" style:family="text">
      <style:text-properties fo:font-variant="normal" fo:text-transform="none" fo:color="#101010" style:font-name="Liberation Serif" fo:font-size="12pt" fo:letter-spacing="normal" fo:font-style="normal" fo:font-weight="normal" officeooo:rsid="00075496" style:font-size-asian="10.5pt" style:font-weight-asian="bold" style:font-size-complex="10.5pt" style:font-weight-complex="bold" loext:padding="0in" loext:border="none"/>
    </style:style>
    <style:style style:name="T10" style:family="text">
      <style:text-properties fo:font-variant="normal" fo:text-transform="none" fo:color="#101010" style:font-name="Liberation Serif" fo:font-size="12pt" fo:letter-spacing="normal" fo:font-style="normal" fo:font-weight="normal" officeooo:rsid="00090313" style:font-size-asian="10.5pt" style:font-weight-asian="bold" style:font-size-complex="10.5pt" style:font-weight-complex="bold" loext:padding="0in" loext:border="none"/>
    </style:style>
    <style:style style:name="T11" style:family="text">
      <style:text-properties fo:font-variant="normal" fo:text-transform="none" fo:color="#101010" style:font-name="Liberation Serif" fo:font-size="12pt" fo:letter-spacing="normal" fo:font-style="normal" fo:font-weight="normal" officeooo:rsid="000ae430" style:font-size-asian="10.5pt" style:font-weight-asian="bold" style:font-size-complex="10.5pt" style:font-weight-complex="bold" loext:padding="0in" loext:border="none"/>
    </style:style>
    <style:style style:name="T12" style:family="text">
      <style:text-properties fo:font-variant="normal" fo:text-transform="none" fo:color="#101010" style:font-name="Liberation Serif" fo:font-size="12pt" fo:letter-spacing="normal" fo:font-style="normal" fo:font-weight="normal" officeooo:rsid="000b52b5" style:font-size-asian="10.5pt" style:font-weight-asian="bold" style:font-size-complex="10.5pt" style:font-weight-complex="bold" loext:padding="0in" loext:border="none"/>
    </style:style>
    <style:style style:name="T13" style:family="text">
      <style:text-properties fo:font-variant="normal" fo:text-transform="none" fo:color="#005d7f" style:text-line-through-style="none" style:text-line-through-type="none" style:font-name="Liberation Serif" fo:font-size="12pt" fo:letter-spacing="normal" fo:font-style="normal" style:text-underline-style="none" fo:font-weight="normal" officeooo:rsid="00075496" style:text-blinking="false" style:font-size-asian="10.5pt" style:font-weight-asian="bold" style:font-size-complex="10.5pt" style:font-weight-complex="bold" loext:padding="0in" loext:border="none"/>
    </style:style>
    <style:style style:name="T14" style:family="text">
      <style:text-properties fo:font-variant="normal" fo:text-transform="none" fo:color="#333333" style:font-name="Abyssinica SIL" fo:font-size="12pt" fo:letter-spacing="normal" fo:font-style="normal" fo:font-weight="normal" officeooo:rsid="0023a742" style:font-size-asian="12pt" style:font-weight-asian="normal" style:font-size-complex="12pt" style:font-weight-complex="normal" loext:padding="0in" loext:border="none"/>
    </style:style>
    <style:style style:name="T15" style:family="text">
      <style:text-properties fo:font-variant="normal" fo:text-transform="none" fo:color="#333333" style:font-name="Abyssinica SIL" fo:font-size="12pt" fo:letter-spacing="normal" fo:font-style="normal" fo:font-weight="normal" style:font-size-asian="12pt" style:font-weight-asian="normal" style:font-size-complex="12pt" style:font-weight-complex="normal" loext:padding="0in" loext:border="none"/>
    </style:style>
    <style:style style:name="T16" style:family="text">
      <style:text-properties fo:color="#222222"/>
    </style:style>
    <style:style style:name="T17" style:family="text">
      <style:text-properties fo:color="#222222" style:text-line-through-style="none" style:text-line-through-type="none" style:font-name="Liberation Serif" fo:font-size="12pt" style:text-underline-style="none" fo:font-weight="normal" officeooo:rsid="001ffc87" style:text-blinking="false" style:font-size-asian="12pt" style:font-weight-asian="bold" style:font-size-complex="12pt" style:font-weight-complex="bold" loext:padding="0in" loext:border="none"/>
    </style:style>
    <style:style style:name="T18" style:family="text">
      <style:text-properties fo:color="#222222" style:text-line-through-style="none" style:text-line-through-type="none" style:font-name="Liberation Serif" fo:font-size="12pt" style:text-underline-style="none" fo:font-weight="normal" style:text-blinking="false" style:font-size-asian="12pt" style:font-weight-asian="bold" style:font-size-complex="12pt" style:font-weight-complex="bold" loext:padding="0in" loext:border="none"/>
    </style:style>
    <style:style style:name="T19" style:family="text">
      <style:text-properties fo:color="#222222" officeooo:rsid="00132ba0"/>
    </style:style>
    <style:style style:name="T20" style:family="text">
      <style:text-properties fo:color="#222222" officeooo:rsid="001d8756"/>
    </style:style>
    <style:style style:name="T21" style:family="text">
      <style:text-properties fo:color="#222222" officeooo:rsid="00172e91"/>
    </style:style>
    <style:style style:name="T22" style:family="text">
      <style:text-properties fo:color="#222222" officeooo:rsid="001901dd"/>
    </style:style>
    <style:style style:name="T23" style:family="text">
      <style:text-properties fo:color="#222222" officeooo:rsid="00196d99"/>
    </style:style>
    <style:style style:name="T24" style:family="text">
      <style:text-properties fo:color="#222222" officeooo:rsid="001baa12"/>
    </style:style>
    <style:style style:name="T25" style:family="text">
      <style:text-properties fo:color="#222222" officeooo:rsid="001cb371"/>
    </style:style>
    <style:style style:name="T26" style:family="text">
      <style:text-properties fo:color="#222222" officeooo:rsid="00248e88"/>
    </style:style>
    <style:style style:name="T27" style:family="text">
      <style:text-properties fo:color="#000000" style:text-line-through-style="none" style:text-line-through-type="none" style:font-name="Liberation Serif" fo:font-size="12pt" style:text-underline-style="none" fo:font-weight="normal" style:text-blinking="false" style:font-size-asian="12pt" style:font-weight-asian="bold" style:font-size-complex="12pt" style:font-weight-complex="bold" loext:padding="0in" loext:border="none"/>
    </style:style>
    <style:style style:name="T28" style:family="text">
      <style:text-properties fo:color="#000000" style:text-line-through-style="none" style:text-line-through-type="none" style:font-name="Liberation Serif" fo:font-size="12pt" style:text-underline-style="none" fo:font-weight="normal" officeooo:rsid="00232ad0" style:text-blinking="false" style:font-size-asian="12pt" style:font-weight-asian="bold" style:font-size-complex="12pt" style:font-weight-complex="bold" loext:padding="0in" loext:border="none"/>
    </style:style>
    <style:style style:name="T29" style:family="text">
      <style:text-properties fo:color="#000000" style:font-name="Liberation Serif" fo:font-size="12pt" style:font-size-asian="12pt" style:font-size-complex="12pt" loext:padding="0in" loext:border="none"/>
    </style:style>
    <style:style style:name="T30" style:family="text">
      <style:text-properties fo:color="#101010" fo:font-size="12pt" loext:padding="0in" loext:border="none"/>
    </style:style>
    <style:style style:name="T31" style:family="text">
      <style:text-properties fo:color="#101010" fo:font-size="12pt" officeooo:rsid="000b52b5" loext:padding="0in" loext:border="none"/>
    </style:style>
    <style:style style:name="T32" style:family="text">
      <style:text-properties fo:color="#101010" fo:font-size="12pt" officeooo:rsid="000d5407" loext:padding="0in" loext:border="none"/>
    </style:style>
    <style:style style:name="T33" style:family="text">
      <style:text-properties fo:color="#101010" fo:font-size="12pt" officeooo:rsid="00075496" loext:padding="0in" loext:border="none"/>
    </style:style>
    <style:style style:name="T34" style:family="text">
      <style:text-properties fo:color="#101010" fo:font-size="12pt" officeooo:rsid="000fb99b" loext:padding="0in" loext:border="none"/>
    </style:style>
    <style:style style:name="T35" style:family="text">
      <style:text-properties fo:color="#101010" fo:font-size="12pt" officeooo:rsid="00116606" loext:padding="0in" loext:border="none"/>
    </style:style>
    <style:style style:name="T36" style:family="text">
      <style:text-properties fo:color="#101010" fo:font-size="12pt" officeooo:rsid="00132ba0" loext:padding="0in" loext:border="none"/>
    </style:style>
    <style:style style:name="T37" style:family="text">
      <style:text-properties fo:color="#101010" style:font-name="Liberation Serif" fo:font-size="12pt" loext:padding="0in" loext:border="none"/>
    </style:style>
    <style:style style:name="T38" style:family="text">
      <style:text-properties fo:color="#101010" style:font-name="Liberation Serif" fo:font-size="12pt" officeooo:rsid="000ae430" loext:padding="0in" loext:border="none"/>
    </style:style>
    <style:style style:name="T39" style:family="text">
      <style:text-properties officeooo:rsid="000b83f6"/>
    </style:style>
    <style:style style:name="T40" style:family="text">
      <style:text-properties officeooo:rsid="000d5407"/>
    </style:style>
    <style:style style:name="T41" style:family="text">
      <style:text-properties officeooo:rsid="000ecaa9"/>
    </style:style>
    <style:style style:name="T42" style:family="text">
      <style:text-properties officeooo:rsid="000fb99b"/>
    </style:style>
    <style:style style:name="T43" style:family="text">
      <style:text-properties fo:color="#333333" style:text-line-through-style="none" style:text-line-through-type="none" fo:font-size="12pt" style:text-underline-style="solid" style:text-underline-width="auto" style:text-underline-color="font-color" fo:font-weight="bold" officeooo:rsid="0024082c" style:text-blinking="false" style:font-size-asian="12pt" style:font-size-complex="12pt" loext:padding="0in" loext:border="none"/>
    </style:style>
    <style:style style:name="T44" style:family="text">
      <style:text-properties fo:color="#333333" style:text-line-through-style="none" style:text-line-through-type="none" fo:font-size="12pt" style:text-underline-style="solid" style:text-underline-width="auto" style:text-underline-color="font-color" fo:font-weight="bold" officeooo:rsid="00075496" style:text-blinking="false" style:font-size-asian="12pt" style:font-size-complex="12pt"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5"/>
      <text:p text:style-name="P35"/>
      <text:p text:style-name="P35"/>
      <text:p text:style-name="P36">REGRESSION MODELS <text:s/>IN DATA MINING AND ANALYSIS</text:p>
      <text:p text:style-name="P36"/>
      <text:p text:style-name="P22"><text:span text:style-name="T9">Regression is </text:span><text:span text:style-name="T10">the data mining</text:span><text:span text:style-name="T13"> </text:span><text:span text:style-name="T9">technique used to predict a range of </text:span><text:span text:style-name="Emphasis"><text:span text:style-name="T9">continuous values </text:span></text:span><text:span text:style-name="T9">given a </text:span><text:span text:style-name="T10">certain </text:span><text:span text:style-name="T9">da</text:span><text:span text:style-name="T10">t</text:span><text:span text:style-name="T9">a set. <text:s/>The </text:span><text:span text:style-name="T11">dependent</text:span><text:span text:style-name="T9"> </text:span><text:span text:style-name="T11">(response) </text:span><text:span text:style-name="T9">variable is what we want to predic <text:s/></text:span><text:span text:style-name="T11">wh</text:span><text:span text:style-name="T12">ile </text:span><text:span text:style-name="T11">t</text:span><text:span text:style-name="T37">he </text:span><text:span text:style-name="T38">independent</text:span><text:span text:style-name="T37"> </text:span><text:span text:style-name="T38">(predictor) </text:span><text:span text:style-name="T37">variables are the attributes of interest </text:span><text:span text:style-name="T38">which</text:span><text:span text:style-name="T37"> are known. </text:span></text:p>
      <text:p text:style-name="P23"><text:span text:style-name="T5"><text:s/>Regression analysis model <text:s/>relationship between dependent </text:span><text:span text:style-name="T6">(</text:span><text:span text:style-name="T5">response</text:span><text:span text:style-name="T6">)</text:span><text:span text:style-name="T5"> variable <text:s/></text:span><text:span text:style-name="T6">and </text:span><text:span text:style-name="T5">one or more independent </text:span><text:span text:style-name="T6">(</text:span><text:span text:style-name="T5"> predictor</text:span><text:span text:style-name="T6">) </text:span><text:span text:style-name="T5">variables</text:span><text:span text:style-name="T6">.</text:span><text:span text:style-name="T7">It is used when independent (</text:span><text:span text:style-name="T31">predictor) variables are continuous</text:span><text:span text:style-name="T7"> values.</text:span></text:p>
      <text:p text:style-name="P25"/>
      <text:p text:style-name="P17"><text:span text:style-name="T30"><text:s/></text:span><text:span text:style-name="T31">The </text:span><text:span text:style-name="T30">Regression analysis methods</text:span></text:p>
      <text:p text:style-name="P17"><text:span text:style-name="T30"><text:s/></text:span><text:span text:style-name="T31">1.</text:span><text:span text:style-name="T30">Linear regression </text:span></text:p>
      <text:p text:style-name="P17"><text:span text:style-name="T32">a. </text:span><text:span text:style-name="T30">Straight-line linear regression </text:span></text:p>
      <text:p text:style-name="P12">Th<text:span text:style-name="T39">e </text:span>Straight-line linear regression <text:span text:style-name="T39">gives the</text:span> estimate <text:span text:style-name="T39">of</text:span> relationship between <text:span text:style-name="T41">dependent</text:span> variable <text:span text:style-name="T41">and independent variable</text:span> <text:span text:style-name="T39">and uses</text:span> mathematical formula of a straight line y = mx + b. </text:p>
      <text:p text:style-name="P12"/>
      <text:p text:style-name="P12"><text:s/>y-intercept Regression Analysis </text:p>
      <text:p text:style-name="P12"><text:span text:style-name="T40">m</text:span>1 : slope </text:p>
      <text:p text:style-name="P12"><text:span text:style-name="T40">m and b</text:span> are regression coefficients</text:p>
      <text:p text:style-name="P13"><text:span text:style-name="T40">From this </text:span>relationship between X and Y is a straight line with few outliers. <text:s/><text:span text:style-name="T41">e.g <text:s/>There is a relationship between income and level of education </text:span>the X value would increase at the same rate, making the relationship between them a straight line.<text:span text:style-name="T41">.</text:span></text:p>
      <text:p text:style-name="P13">Method of least squares estimates the best-fitting straight line as the one that minimizes the error between the actual data and the estimate of the line</text:p>
      <text:p text:style-name="P13"/>
      <text:p text:style-name="P20"><text:span text:style-name="T30">b.</text:span><text:span text:style-name="T33">Multiple linear regression </text:span></text:p>
      <text:p text:style-name="P13">Multiple linear regressio<text:span text:style-name="T41">n</text:span> <text:s/>estimate <text:span text:style-name="T41">the</text:span> relationship between <text:span text:style-name="T41">dependent</text:span> variable <text:span text:style-name="T41">and </text:span><text:s/>more than one predictor variable<text:span text:style-name="T41">s.</text:span></text:p>
      <text:p text:style-name="P13">the <text:span text:style-name="T42">larger</text:span> the number of predictor attributes the slower the performance. </text:p>
      <text:p text:style-name="P26"/>
      <text:p text:style-name="P14"><text:span text:style-name="T42">Example of m</text:span>ultiple linear regression <text:span text:style-name="T41">There is a relationship between savings and salary and spending .</text:span></text:p>
      <text:p text:style-name="P31"/>
      <text:p text:style-name="P27"/>
      <text:p text:style-name="P17"><text:span text:style-name="T31">2.</text:span><text:span text:style-name="T30"> Non-linear regression</text:span></text:p>
      <text:p text:style-name="P18"><text:span text:style-name="T30">Non-linear regression </text:span><text:span text:style-name="T34">is used to come up with </text:span><text:span text:style-name="T30">accurate model </text:span><text:span text:style-name="T34"><text:s/>when the </text:span><text:span text:style-name="T30">data <text:s/>does not show a linear dependence . </text:span><text:span text:style-name="T34">eg</text:span></text:p>
      <text:p text:style-name="P28"><text:s/>y = w + w x + w x2 + w x 3</text:p>
      <text:p text:style-name="P28"><text:soft-page-break/></text:p>
      <text:p text:style-name="P17"><text:span text:style-name="T31">3.</text:span><text:span text:style-name="T30">Generalized linear model Regression </text:span></text:p>
      <text:p text:style-name="P19"><text:span text:style-name="T30">Generalized linear model is </text:span><text:span text:style-name="T35">used in </text:span><text:span text:style-name="T30">categorical response variables </text:span></text:p>
      <text:p text:style-name="P19"><text:span text:style-name="T35">Types of G.L.M</text:span><text:span text:style-name="T30"> include</text:span><text:span text:style-name="T35">s:</text:span></text:p>
      <text:p text:style-name="P19"><text:span text:style-name="T35">a.</text:span><text:span text:style-name="T30"> Logistic regression- models the probability of <text:s/>event occurring as a linear function of a set of </text:span><text:span text:style-name="T35">independent (</text:span><text:span text:style-name="T30">predictor</text:span><text:span text:style-name="T35">)</text:span><text:span text:style-name="T30"> variables</text:span></text:p>
      <text:p text:style-name="P19"><text:span text:style-name="T35">b. </text:span><text:span text:style-name="T30">Poisson regression - models the data that exhibit Poisson distribution</text:span></text:p>
      <text:p text:style-name="P17"><text:span text:style-name="T31">4.</text:span><text:span text:style-name="T30">Log-linear models </text:span></text:p>
      <text:p text:style-name="P24"><text:span text:style-name="T8">In </text:span><text:span text:style-name="T5">Log-linear models <text:s/>attributes must be categorical </text:span><text:span text:style-name="T8">and c</text:span><text:span text:style-name="T5">ontinuous-valued attributes must first be </text:span><text:span text:style-name="T30">discretized</text:span><text:span text:style-name="T5">.</text:span></text:p>
      <text:p text:style-name="P17"><text:span text:style-name="T31">5.</text:span><text:span text:style-name="T30">Regression trees and Model trees</text:span></text:p>
      <text:p text:style-name="P17"><text:span text:style-name="T30">Trees </text:span><text:span text:style-name="T36">is used </text:span><text:span text:style-name="T30">to predict continuous values rather than class labels Regression and model trees tend to be more accurate than linear regression when the data are not represented well by a simple linear model.</text:span></text:p>
      <text:p text:style-name="P25"/>
      <text:p text:style-name="P29"/>
      <text:p text:style-name="P25"/>
      <text:p text:style-name="P2"><text:span text:style-name="T19">Log Linear </text:span><text:span text:style-name="T16"><text:s/>MODELS <text:s/>IN DATA MINING AND ANALYSIS</text:span></text:p>
      <text:p text:style-name="P39"/>
      <text:p text:style-name="P37"/>
      <text:p text:style-name="P38"/>
      <text:p text:style-name="P3"><text:span text:style-name="T16">loglinear modeling <text:s/>a technique used <text:s/></text:span><text:span text:style-name="T21">which </text:span><text:span text:style-name="T16">involves fitting models to the observed frequencies in the cross-tabulation of categoric variables </text:span><text:span text:style-name="T20">that is </text:span><text:span text:style-name="T16">cell counts in contingency table. </text:span><text:span text:style-name="T21">It is <text:s/></text:span><text:span text:style-name="T22">a </text:span><text:span text:style-name="T16">specialized cases of generalized linear models for Poisson distributed data.</text:span></text:p>
      <text:p text:style-name="P40"/>
      <text:p text:style-name="P4"><text:span text:style-name="T16"><text:s/></text:span><text:span text:style-name="T22">L</text:span><text:span text:style-name="T16">oglinear models are mo</text:span><text:span text:style-name="T22">stly </text:span><text:span text:style-name="T16">used to evaluate multiway contingency tables that involve three or more variables. </text:span><text:span text:style-name="T22">Also </text:span><text:span text:style-name="T16">used to analyze the relationship between two categorical variables (</text:span><text:span text:style-name="T22">2-</text:span><text:span text:style-name="T16">way contingency tables).</text:span></text:p>
      <text:p text:style-name="P5"><text:span text:style-name="T16">loglinear models demonstrate association between variables </text:span><text:span text:style-name="T23">and these v</text:span><text:span text:style-name="T16">ariables investigated by log linear models are all treated as response variables. </text:span><text:span text:style-name="T23">That is </text:span><text:span text:style-name="T16">no distinction is made between </text:span><text:span text:style-name="T23">d</text:span><text:span text:style-name="T16">ependent and </text:span><text:span text:style-name="T23">in</text:span><text:span text:style-name="T16">dependent variables. </text:span></text:p>
      <text:p text:style-name="P5"><text:span text:style-name="T23">When </text:span><text:span text:style-name="T16">one or more variables are treated as explicitly dependent and others as independent, then logit or logistic regression should be used instead. </text:span><text:span text:style-name="T24">When </text:span><text:span text:style-name="T16">the variables investigated are continuous and cannot be broken down into discrete categories </text:span><text:span text:style-name="T24">then </text:span><text:span text:style-name="T16">logit or logistic regression would again be the appropriate analysis</text:span></text:p>
      <text:p text:style-name="P41"/>
      <text:p text:style-name="P41"/>
      <text:p text:style-name="P6"><text:span text:style-name="T16">The loglinear model is one of the specialized cases of generalized linear models for Poisson-distributed data. Loglinear analysis is an extension of the two-way contingency table where the conditional relationship between two or more discrete, categorical variables is analyzed by taking the natural logarithm of the cell frequencies within a contingency table. Although loglinear models can be used to analyze the relationship between two categorical variables (two-way contingency tables), they are more commonly used to evaluate multiway contingency tables that involve three or </text:span><text:soft-page-break/><text:span text:style-name="T16">more variables. The variables investigated by log linear models are all treated as “response variables”. In other words, no distinction is made between independent and dependent variables. Therefore, loglinear models only demonstrate association between variables. If one or more variables are treated as explicitly dependent and others as independent, then logit or logistic regression should be used instead. </text:span></text:p>
      <text:p text:style-name="P42"/>
      <text:p text:style-name="P7"><text:span text:style-name="T25">L</text:span><text:span text:style-name="T16">ogit or logistic regression would </text:span><text:span text:style-name="T25">be used when </text:span><text:span text:style-name="T16">variables being investigated are continuous and can not be broken down into discrete categories,</text:span><text:span text:style-name="T25">Also Log linear analysis uses </text:span><text:span text:style-name="T26">likelihood statistic which approximate to chi-square distribution in a large sample size.</text:span></text:p>
      <text:p text:style-name="P32"/>
      <text:p text:style-name="P41"/>
      <text:p text:style-name="P16"><text:span text:style-name="Strong_20_Emphasis"><text:span text:style-name="T43">Method </text:span></text:span><text:span text:style-name="Strong_20_Emphasis"><text:span text:style-name="T44">Concept hierarchy generation for categorical data </text:span></text:span></text:p>
      <text:p text:style-name="P21"><text:span text:style-name="Strong_20_Emphasis"><text:span text:style-name="T17">The </text:span></text:span><text:span text:style-name="Strong_20_Emphasis"><text:span text:style-name="T18">Concept hierarchies </text:span></text:span><text:span text:style-name="Strong_20_Emphasis"><text:span text:style-name="T17">are</text:span></text:span><text:span text:style-name="Strong_20_Emphasis"><text:span text:style-name="T18"> <text:s/>used to reduce the data by collecting and replacing low level concepts with higher level concepts.</text:span></text:span><text:span text:style-name="Strong_20_Emphasis"><text:span text:style-name="T27">categorical variable is a variable type with two or more categories. Sometimes called a discrete variable, it is mainly classified into two (nominal and ordinal).</text:span></text:span></text:p>
      <text:p text:style-name="P8"><text:bookmark text:name="t4_491"/><text:span text:style-name="Strong_20_Emphasis"><text:span text:style-name="T28">1.</text:span></text:span><text:span text:style-name="Strong_20_Emphasis"><text:span text:style-name="T27">Categorical data: no ordering among values</text:span></text:span></text:p>
      <text:p text:style-name="P8"><text:span text:style-name="Strong_20_Emphasis"><text:span text:style-name="T27"/></text:span></text:p>
      <text:p text:style-name="P8"><text:span text:style-name="Strong_20_Emphasis"><text:span text:style-name="T28">2.</text:span></text:span><text:span text:style-name="Strong_20_Emphasis"><text:span text:style-name="T27">Specification of a partial ordering of attributes </text:span></text:span><text:bookmark text:name="t7_491"/><text:span text:style-name="Strong_20_Emphasis"><text:span text:style-name="T27">explicitly at the schema level by users or experts.</text:span></text:span></text:p>
      <text:p text:style-name="P8"><text:span text:style-name="Strong_20_Emphasis"><text:span text:style-name="T28">3.</text:span></text:span><text:span text:style-name="Strong_20_Emphasis"><text:span text:style-name="T27">Specification of a portion of a hierarchy by explicit </text:span></text:span><text:bookmark text:name="ta_491"/><text:span text:style-name="Strong_20_Emphasis"><text:span text:style-name="T27">data grouping</text:span></text:span></text:p>
      <text:p text:style-name="P9"><text:span text:style-name="Strong_20_Emphasis"><text:span text:style-name="T1">4.</text:span></text:span><text:bookmark text:name="tc_491"/><text:span text:style-name="Strong_20_Emphasis"><text:span text:style-name="T1">Specification of a set of attributes, but not of their </text:span></text:span><text:bookmark text:name="td_491"/><text:span text:style-name="Strong_20_Emphasis"><text:span text:style-name="T1">partial ordering</text:span></text:span></text:p>
      <text:p text:style-name="P10"><text:span text:style-name="Strong_20_Emphasis"><text:span text:style-name="T2"><text:line-break/></text:span></text:span><text:bookmark text:name="html-prev-49"/><text:bookmark text:name="tf_491"/><text:span text:style-name="Strong_20_Emphasis"><text:span text:style-name="T3">5.</text:span></text:span><text:span text:style-name="T29">Specification of only a partial set of attributes</text:span></text:p>
      <text:p text:style-name="P10"><text:span text:style-name="Strong_20_Emphasis"><text:span text:style-name="T4"/></text:span></text:p>
      <text:p text:style-name="P11"><text:span text:style-name="Strong_20_Emphasis"><text:span text:style-name="T14">6.</text:span></text:span><text:span text:style-name="Strong_20_Emphasis"><text:span text:style-name="T15">Specification of a set of attributes, but not of their partial ordering</text:span></text:span></text:p>
      <text:p text:style-name="P11"><text:span text:style-name="Strong_20_Emphasis"><text:span text:style-name="T14">7.</text:span></text:span><text:span text:style-name="Strong_20_Emphasis"><text:span text:style-name="T15">Specification of only a partial set of attributes.</text:span></text:span></text:p>
      <text:p text:style-name="P44"/>
      <text:p text:style-name="P30">References </text:p>
      <text:p text:style-name="P30"><text:s/>J. Han, M. Kamber, Data Mining: Concepts and Techniques, Elsevier Inc. (2006). (Chapter 6) </text:p>
      <text:p text:style-name="P30"><text:s/>I. H. Witten and E. Frank, Data Mining: Practical Machine Learning Tools and Techniques, 2nd Regression Analysis Edition, Elsevier Inc., 2005. (Chapter 6)</text:p>
      <text:p text:style-name="P30"/>
      <text:p text:style-name="P45"/>
      <text:p text:style-name="P45"/>
      <text:p text:style-name="P45"/>
      <text:p text:style-name="P43"/>
      <text:p text:style-name="P46"/>
      <text:p text:style-name="P46"/>
      <text:p text:style-name="P46"/>
      <text:p text:style-name="P47"/>
      <text:p text:style-name="P15"/>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aphik Web" svg:font-family="'Graphik Web', HelveticaNeueBold, HelveticaNeue-Bold, 'Helvetica Neue Bold', HelveticaBold, Helvetica-Bold, 'Helvetica Bold', HelveticaNeue, 'Helvetica Neue', Helvetica, Arial, sans-serif"/>
    <style:font-face style:name="Helvetica" svg:font-family="Helvetica, Arial, sans-serif"/>
    <style:font-face style:name="LiberationSerif" svg:font-family="LiberationSerif"/>
    <style:font-face style:name="Lohit Devanagari1" svg:font-family="'Lohit Devanagari'"/>
    <style:font-face style:name="Quicksand" svg:font-family="Quicksand"/>
    <style:font-face style:name="Source Sans Pro" svg:font-family="'Source Sans Pro', arial, sans-serif"/>
    <style:font-face style:name="sans-serif" svg:font-family="sans-serif"/>
    <style:font-face style:name="times new roman" svg:font-family="'times new roman', 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20:49:35.828644034</meta:creation-date>
    <dc:date>2020-03-06T21:28:55.175711563</dc:date>
    <meta:editing-duration>PT12M3S</meta:editing-duration>
    <meta:editing-cycles>2</meta:editing-cycles>
    <meta:generator>LibreOffice/6.0.7.3$Linux_X86_64 LibreOffice_project/00m0$Build-3</meta:generator>
    <meta:document-statistic meta:table-count="0" meta:image-count="0" meta:object-count="0" meta:page-count="3" meta:paragraph-count="47" meta:word-count="874" meta:character-count="5863" meta:non-whitespace-character-count="4992"/>
  </office:meta>
</office:document-meta>
</file>